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3.591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3.592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7.592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7.492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5.338cm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3" draw:id="id3" draw:layer="layout" svg:width="4.191cm" svg:height="1.787cm" svg:x="5.501cm" svg:y="1.5cm">
          <text:p text:style-name="P1"><text:span text:style-name="T1">INIC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192cm" svg:height="1.787cm" svg:x="5.5cm" svg:y="19.313cm">
          <text:p text:style-name="P1"><text:span text:style-name="T1">F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8.192cm" svg:height="1.788cm" svg:x="3.5cm" svg:y="8.102cm">
          <text:p text:style-name="P1"><text:span text:style-name="T1">In</text:span><text:span text:style-name="T1">vi</text:span><text:span text:style-name="T1">ta</text:span><text:span text:style-name="T1">r </text:span><text:span text:style-name="T1">a </text:span><text:span text:style-name="T1">la </text:span><text:span text:style-name="T1">ju</text:span><text:span text:style-name="T1">g</text:span><text:span text:style-name="T1">a</text:span><text:span text:style-name="T1">d</text:span><text:span text:style-name="T1">o</text:span><text:span text:style-name="T1">ra </text:span></text:p>
          <text:p text:style-name="P1"><text:span text:style-name="T1">a </text:span><text:span text:style-name="T1">a</text:span><text:span text:style-name="T1">di</text:span><text:span text:style-name="T1">vi</text:span><text:span text:style-name="T1">n</text:span><text:span text:style-name="T1">ar </text:span><text:span text:style-name="T1">u</text:span><text:span text:style-name="T1">n</text:span><text:span text:style-name="T1">a </text:span><text:span text:style-name="T1">le</text:span><text:span text:style-name="T1">tr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" draw:id="id1" draw:layer="layout" svg:width="8.092cm" svg:height="1.788cm" svg:x="3.55cm" svg:y="4.634cm">
          <text:p text:style-name="P1"><text:span text:style-name="T1">Generar una </text:span></text:p>
          <text:p text:style-name="P1"><text:span text:style-name="T1">palabra secre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.596cm" svg:y1="6.422cm" svg:x2="7.596cm" svg:y2="8.102cm" draw:start-shape="id1" draw:start-glue-point="2" draw:end-shape="id2" draw:end-glue-point="0" svg:d="M7596 6422v1680" svg:viewBox="0 0 1 1681">
          <text:p/>
        </draw:connector>
        <draw:connector draw:style-name="gr5" draw:text-style-name="P3" draw:layer="layout" draw:type="line" svg:x1="7.596cm" svg:y1="3.287cm" svg:x2="7.596cm" svg:y2="4.634cm" draw:start-shape="id3" draw:start-glue-point="2" draw:end-shape="id1" draw:end-glue-point="0" svg:d="M7596 3287v1347" svg:viewBox="0 0 1 1348">
          <text:p/>
        </draw:connector>
        <draw:custom-shape draw:style-name="gr6" draw:text-style-name="P2" xml:id="id4" draw:id="id4" draw:layer="layout" svg:width="5.938cm" svg:height="1.788cm" svg:x="1.3cm" svg:y="11.67cm">
          <text:p text:style-name="P1"><text:span text:style-name="T1">La letra está en la </text:span></text:p>
          <text:p text:style-name="P1"><text:span text:style-name="T1">palabra secre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" draw:id="id5" draw:layer="layout" svg:width="5.938cm" svg:height="1.788cm" svg:x="8.374cm" svg:y="11.67cm">
          <text:p text:style-name="P1"><text:span text:style-name="T1">La letra no está en </text:span></text:p>
          <text:p text:style-name="P1"><text:span text:style-name="T1">la palabra secreta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596cm" svg:y1="9.89cm" svg:x2="4.269cm" svg:y2="11.67cm" draw:start-shape="id2" draw:start-glue-point="2" draw:end-shape="id4" draw:end-glue-point="0" svg:d="M7596 9890l-3327 1780" svg:viewBox="0 0 3328 1781">
          <text:p/>
        </draw:connector>
        <draw:connector draw:style-name="gr5" draw:text-style-name="P3" draw:layer="layout" draw:type="line" svg:x1="7.596cm" svg:y1="9.89cm" svg:x2="11.343cm" svg:y2="11.67cm" draw:start-shape="id2" draw:start-glue-point="2" draw:end-shape="id5" draw:end-glue-point="0" svg:d="M7596 9890l3747 1780" svg:viewBox="0 0 3748 17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ime Gutierrez</meta:initial-creator>
    <meta:creation-date>2020-04-08T09:21:37.871442387</meta:creation-date>
    <dc:date>2020-04-09T10:47:55.663733262</dc:date>
    <dc:creator>Jaime Gutierrez</dc:creator>
    <meta:editing-duration>PT18M16S</meta:editing-duration>
    <meta:editing-cycles>5</meta:editing-cycles>
    <meta:generator>LibreOffice/6.4.2.2$Linux_X86_64 LibreOffice_project/40$Build-2</meta:generator>
    <meta:document-statistic meta:object-count="10"/>
  </office:meta>
</office:document-meta>
</file>